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5eb91e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Mono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584cm" svg:height="8.393cm" svg:x="9.72cm" svg:y="4.861cm">
            <draw:object draw:notify-on-update-of-ranges="Hoja1.C16:Hoja1.C22 Hoja1.D15:Hoja1.D15 Hoja1.D16:Hoja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155cm" svg:height="13.758cm" svg:x="2.396cm" svg:y="33.225cm">
            <draw:object draw:notify-on-update-of-ranges="Hoja1.C56:Hoja1.C71 Hoja1.D55:Hoja1.D55 Hoja1.D56:Hoja1.D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3.155cm" svg:height="13.705cm" svg:x="0.138cm" svg:y="49.532cm">
            <draw:object draw:notify-on-update-of-ranges="Hoja1.C118:Hoja1.C124 Hoja1.D117:Hoja1.D117 Hoja1.D118:Hoja1.D1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. Ord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1/a</text:p>
          </table:table-cell>
          <table:table-cell office:value-type="string" calcext:value-type="string">
            <text:p>R2/a</text:p>
          </table:table-cell>
          <table:table-cell office:value-type="string" calcext:value-type="string">
            <text:p>L1/L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R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2839" calcext:value-type="float">
            <text:p>0.2839</text:p>
          </table:table-cell>
          <table:table-cell office:value-type="float" office:value="1.1391" calcext:value-type="float">
            <text:p>1.1391</text:p>
          </table:table-cell>
          <table:table-cell office:value-type="float" office:value="89.4157" calcext:value-type="float">
            <text:p>89.4157</text:p>
          </table:table-cell>
          <table:table-cell office:value-type="float" office:value="0.0006216" calcext:value-type="float">
            <text:p>0.00062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7057" calcext:value-type="float">
            <text:p>0.07057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841" calcext:value-type="float">
            <text:p>0.2841</text:p>
          </table:table-cell>
          <table:table-cell office:value-type="float" office:value="1.1397" calcext:value-type="float">
            <text:p>1.1397</text:p>
          </table:table-cell>
          <table:table-cell office:value-type="float" office:value="89.376" calcext:value-type="float">
            <text:p>89.376</text:p>
          </table:table-cell>
          <table:table-cell office:value-type="float" office:value="0.0006227" calcext:value-type="float">
            <text:p>0.00062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446" calcext:value-type="float">
            <text:p>0.2446</text:p>
          </table:table-cell>
          <table:table-cell office:value-type="float" office:value="2.7234" calcext:value-type="float">
            <text:p>2.7234</text:p>
          </table:table-cell>
          <table:table-cell office:value-type="float" office:value="86.446" calcext:value-type="float">
            <text:p>86.446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9959" calcext:value-type="float">
            <text:p>1.9959</text:p>
          </table:table-cell>
          <table:table-cell office:value-type="float" office:value="85.996" calcext:value-type="float">
            <text:p>85.99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3.8549" calcext:value-type="float">
            <text:p>3.8549</text:p>
          </table:table-cell>
          <table:table-cell table:style-name="ce1" office:value-type="float" office:value="53.2402" calcext:value-type="float">
            <text:p>53.2402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3872" calcext:value-type="float">
            <text:p>0.3872</text:p>
          </table:table-cell>
          <table:table-cell office:value-type="float" office:value="3.3739" calcext:value-type="float">
            <text:p>3.3739</text:p>
          </table:table-cell>
          <table:table-cell table:style-name="ce1" office:value-type="float" office:value="72.796" calcext:value-type="float">
            <text:p>72.796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SR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7057" calcext:value-type="float">
            <text:p>0.07057</text:p>
          </table:table-cell>
          <table:table-cell office:value-type="float" office:value="0.0006227" calcext:value-type="float">
            <text:p>0.00062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006216" calcext:value-type="float">
            <text:p>0.00062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988" calcext:value-type="float">
            <text:p>0.4988</text:p>
          </table:table-cell>
          <table:table-cell office:value-type="float" office:value="0.0333" calcext:value-type="float">
            <text:p>0.0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726" calcext:value-type="float">
            <text:p>0.6726</text:p>
          </table:table-cell>
          <table:table-cell office:value-type="float" office:value="0.152" calcext:value-type="float">
            <text:p>0.1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875" calcext:value-type="float">
            <text:p>0.7875</text:p>
          </table:table-cell>
          <table:table-cell office:value-type="float" office:value="0.0712" calcext:value-type="float">
            <text:p>0.07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223" calcext:value-type="float">
            <text:p>0.8223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898539731" calcext:value-type="float">
            <text:p>0.898539731</text:p>
          </table:table-cell>
          <table:table-cell table:style-name="ce2" office:value-type="float" office:value="0.00358" calcext:value-type="float">
            <text:p>0.00358</text:p>
          </table:table-cell>
          <table:table-cell table:number-columns-repeated="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/>
          <table:table-cell office:value-type="string" calcext:value-type="string">
            <text:p>N. Ord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1/a</text:p>
          </table:table-cell>
          <table:table-cell office:value-type="string" calcext:value-type="string">
            <text:p>R2/a</text:p>
          </table:table-cell>
          <table:table-cell office:value-type="string" calcext:value-type="string">
            <text:p>L1/L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R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2839" calcext:value-type="float">
            <text:p>0.2839</text:p>
          </table:table-cell>
          <table:table-cell office:value-type="float" office:value="1.1391" calcext:value-type="float">
            <text:p>1.1391</text:p>
          </table:table-cell>
          <table:table-cell office:value-type="float" office:value="89.4157" calcext:value-type="float">
            <text:p>89.4157</text:p>
          </table:table-cell>
          <table:table-cell office:value-type="float" office:value="0.0006216" calcext:value-type="float">
            <text:p>0.00062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.07057" calcext:value-type="float">
            <text:p>0.07057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841" calcext:value-type="float">
            <text:p>0.2841</text:p>
          </table:table-cell>
          <table:table-cell office:value-type="float" office:value="1.1397" calcext:value-type="float">
            <text:p>1.1397</text:p>
          </table:table-cell>
          <table:table-cell office:value-type="float" office:value="89.376" calcext:value-type="float">
            <text:p>89.376</text:p>
          </table:table-cell>
          <table:table-cell office:value-type="float" office:value="0.0006227" calcext:value-type="float">
            <text:p>0.00062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446" calcext:value-type="float">
            <text:p>0.2446</text:p>
          </table:table-cell>
          <table:table-cell office:value-type="float" office:value="2.7234" calcext:value-type="float">
            <text:p>2.7234</text:p>
          </table:table-cell>
          <table:table-cell office:value-type="float" office:value="86.446" calcext:value-type="float">
            <text:p>86.446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3496" calcext:value-type="float">
            <text:p>0.3496</text:p>
          </table:table-cell>
          <table:table-cell office:value-type="float" office:value="1.9959" calcext:value-type="float">
            <text:p>1.9959</text:p>
          </table:table-cell>
          <table:table-cell office:value-type="float" office:value="85.996" calcext:value-type="float">
            <text:p>85.996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2428" calcext:value-type="float">
            <text:p>0.2428</text:p>
          </table:table-cell>
          <table:table-cell office:value-type="float" office:value="3.8549" calcext:value-type="float">
            <text:p>3.8549</text:p>
          </table:table-cell>
          <table:table-cell table:style-name="ce1" office:value-type="float" office:value="53.2402" calcext:value-type="float">
            <text:p>53.2402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6874" calcext:value-type="float">
            <text:p>0.6874</text:p>
          </table:table-cell>
          <table:table-cell office:value-type="float" office:value="0.3872" calcext:value-type="float">
            <text:p>0.3872</text:p>
          </table:table-cell>
          <table:table-cell office:value-type="float" office:value="3.3739" calcext:value-type="float">
            <text:p>3.3739</text:p>
          </table:table-cell>
          <table:table-cell table:style-name="ce1" office:value-type="float" office:value="72.796" calcext:value-type="float">
            <text:p>72.796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2838" calcext:value-type="float">
            <text:p>0.2838</text:p>
          </table:table-cell>
          <table:table-cell office:value-type="float" office:value="1.1424" calcext:value-type="float">
            <text:p>1.1424</text:p>
          </table:table-cell>
          <table:table-cell office:value-type="float" office:value="89.3167" calcext:value-type="float">
            <text:p>89.3167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903" calcext:value-type="float">
            <text:p>0.2903</text:p>
          </table:table-cell>
          <table:table-cell office:value-type="float" office:value="2.0199" calcext:value-type="float">
            <text:p>2.0199</text:p>
          </table:table-cell>
          <table:table-cell office:value-type="float" office:value="89.9835" calcext:value-type="float">
            <text:p>89.9835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6403" calcext:value-type="float">
            <text:p>0.6403</text:p>
          </table:table-cell>
          <table:table-cell office:value-type="float" office:value="1.7023" calcext:value-type="float">
            <text:p>1.7023</text:p>
          </table:table-cell>
          <table:table-cell office:value-type="float" office:value="87.25" calcext:value-type="float">
            <text:p>87.25</text:p>
          </table:table-cell>
          <table:table-cell office:value-type="float" office:value="0.0572" calcext:value-type="float">
            <text:p>0.05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6903" calcext:value-type="float">
            <text:p>0.6903</text:p>
          </table:table-cell>
          <table:table-cell office:value-type="float" office:value="2.7016" calcext:value-type="float">
            <text:p>2.7016</text:p>
          </table:table-cell>
          <table:table-cell office:value-type="float" office:value="89.0272" calcext:value-type="float">
            <text:p>89.0272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11" calcext:value-type="float">
            <text:p>0.2811</text:p>
          </table:table-cell>
          <table:table-cell office:value-type="float" office:value="1.1844" calcext:value-type="float">
            <text:p>1.1844</text:p>
          </table:table-cell>
          <table:table-cell office:value-type="float" office:value="89.7625" calcext:value-type="float">
            <text:p>89.762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3033" calcext:value-type="float">
            <text:p>0.3033</text:p>
          </table:table-cell>
          <table:table-cell office:value-type="float" office:value="2.827" calcext:value-type="float">
            <text:p>2.827</text:p>
          </table:table-cell>
          <table:table-cell office:value-type="float" office:value="89.9983" calcext:value-type="float">
            <text:p>89.9983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04" calcext:value-type="float">
            <text:p>0.204</text:p>
          </table:table-cell>
          <table:table-cell table:style-name="ce7" office:value-type="float" office:value="0.2847" calcext:value-type="float">
            <text:p>0.2847</text:p>
          </table:table-cell>
          <table:table-cell office:value-type="float" office:value="0.2834" calcext:value-type="float">
            <text:p>0.2834</text:p>
          </table:table-cell>
          <table:table-cell office:value-type="float" office:value="1.1479" calcext:value-type="float">
            <text:p>1.1479</text:p>
          </table:table-cell>
          <table:table-cell office:value-type="float" office:value="89.4323" calcext:value-type="float">
            <text:p>89.432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235" calcext:value-type="float">
            <text:p>0.235</text:p>
          </table:table-cell>
          <table:table-cell office:value-type="float" office:value="4.4248" calcext:value-type="float">
            <text:p>4.4248</text:p>
          </table:table-cell>
          <table:table-cell office:value-type="float" office:value="89.9624" calcext:value-type="float">
            <text:p>89.9624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3512" calcext:value-type="float">
            <text:p>0.3512</text:p>
          </table:table-cell>
          <table:table-cell office:value-type="float" office:value="2.6798" calcext:value-type="float">
            <text:p>2.6798</text:p>
          </table:table-cell>
          <table:table-cell office:value-type="float" office:value="78.9628" calcext:value-type="float">
            <text:p>78.9628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SR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7057" calcext:value-type="float">
            <text:p>0.07057</text:p>
          </table:table-cell>
          <table:table-cell office:value-type="float" office:value="0.0006227" calcext:value-type="float">
            <text:p>0.00062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0006216" calcext:value-type="float">
            <text:p>0.00062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04" calcext:value-type="float">
            <text:p>0.104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04" calcext:value-type="float">
            <text:p>0.204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339" calcext:value-type="float">
            <text:p>0.4339</text:p>
          </table:table-cell>
          <table:table-cell office:value-type="float" office:value="0.0572" calcext:value-type="float">
            <text:p>0.05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988" calcext:value-type="float">
            <text:p>0.4988</text:p>
          </table:table-cell>
          <table:table-cell office:value-type="float" office:value="0.0333" calcext:value-type="float">
            <text:p>0.0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726" calcext:value-type="float">
            <text:p>0.6726</text:p>
          </table:table-cell>
          <table:table-cell office:value-type="float" office:value="0.152" calcext:value-type="float">
            <text:p>0.1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7875" calcext:value-type="float">
            <text:p>0.7875</text:p>
          </table:table-cell>
          <table:table-cell office:value-type="float" office:value="0.0712" calcext:value-type="float">
            <text:p>0.07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223" calcext:value-type="float">
            <text:p>0.8223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8469" calcext:value-type="float">
            <text:p>0.8469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777" calcext:value-type="float">
            <text:p>0.8777</text:p>
          </table:table-cell>
          <table:table-cell office:value-type="float" office:value="0.0071" calcext:value-type="float">
            <text:p>0.0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857" calcext:value-type="float">
            <text:p>0.8857</text:p>
          </table:table-cell>
          <table:table-cell office:value-type="float" office:value="0.0324" calcext:value-type="float">
            <text:p>0.032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898539731" calcext:value-type="float">
            <text:p>0.898539731</text:p>
          </table:table-cell>
          <table:table-cell table:style-name="ce2" office:value-type="float" office:value="0.00357" calcext:value-type="float">
            <text:p>0.003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166" calcext:value-type="float">
            <text:p>0.9166</text:p>
          </table:table-cell>
          <table:table-cell office:value-type="float" office:value="0.3573" calcext:value-type="float">
            <text:p>0.35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245" calcext:value-type="float">
            <text:p>0.9245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879" calcext:value-type="float">
            <text:p>0.9879</text:p>
          </table:table-cell>
          <table:table-cell office:value-type="float" office:value="0.0175" calcext:value-type="float">
            <text:p>0.0175</text:p>
          </table:table-cell>
          <table:table-cell table:number-columns-repeated="4"/>
        </table:table-row>
        <table:table-row table:style-name="ro1" table:number-rows-repeated="4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SR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223" calcext:value-type="float">
            <text:p>0.8223</text:p>
          </table:table-cell>
          <table:table-cell office:value-type="float" office:value="0.0172" calcext:value-type="float">
            <text:p>0.01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8469" calcext:value-type="float">
            <text:p>0.8469</text:p>
          </table:table-cell>
          <table:table-cell office:value-type="float" office:value="0.0006" calcext:value-type="float">
            <text:p>0.0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777" calcext:value-type="float">
            <text:p>0.8777</text:p>
          </table:table-cell>
          <table:table-cell office:value-type="float" office:value="0.0071" calcext:value-type="float">
            <text:p>0.0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857" calcext:value-type="float">
            <text:p>0.8857</text:p>
          </table:table-cell>
          <table:table-cell office:value-type="float" office:value="0.0324" calcext:value-type="float">
            <text:p>0.032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898539731" calcext:value-type="float">
            <text:p>0.898539731</text:p>
          </table:table-cell>
          <table:table-cell table:style-name="ce2" office:value-type="float" office:value="0.00357" calcext:value-type="float">
            <text:p>0.003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166" calcext:value-type="float">
            <text:p>0.9166</text:p>
          </table:table-cell>
          <table:table-cell office:value-type="float" office:value="0.3573" calcext:value-type="float">
            <text:p>0.35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245" calcext:value-type="float">
            <text:p>0.9245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Hoja1.C55:Hoja1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8:22:17.6278897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9:36:06.510637974</meta:creation-date>
    <dc:date>2021-12-30T19:48:02.057104731</dc:date>
    <meta:editing-duration>PT1H41M1S</meta:editing-duration>
    <meta:editing-cycles>8</meta:editing-cycles>
    <meta:generator>LibreOffice/6.4.7.2$Linux_X86_64 LibreOffice_project/40$Build-2</meta:generator>
    <meta:document-statistic meta:table-count="1" meta:cell-count="22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85cm" svg:height="8.394cm" xlink:href=".." xlink:type="simple" chart:class="chart:scatter" chart:style-name="ch1">
        <chart:legend chart:legend-position="end" svg:x="13.269cm" svg:y="3.925cm" style:legend-expansion="custom" chartooo:width="1.795cm" chartooo:height="0.598cm" style:legend-expansion-aspect-ratio="3.00167224080268" chart:style-name="ch2"/>
        <chart:plot-area chart:style-name="ch3" table:cell-range-address="Hoja1.C16:Hoja1.D22 Hoja1.D15:Hoja1.D15" chart:data-source-has-labels="row" svg:x="0.311cm" svg:y="0.167cm" svg:width="12.958cm" svg:height="8.06cm">
          <chartooo:coordinate-region svg:x="1.223cm" svg:y="0.366cm" svg:width="11.953cm" svg:height="7.2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16:Hoja1.D22" chart:label-cell-address="Hoja1.D15:Hoja1.D15" chart:class="chart:scatter">
            <chart:domain table:cell-range-address="Hoja1.C16:Hoja1.C2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R2</text:p>
                <draw:g>
                  <svg:desc>Hoja1.D15:Hoja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57">
                <text:p>0.07057</text:p>
                <draw:g>
                  <svg:desc>Hoja1.C16:Hoja1.C22</svg:desc>
                </draw:g>
              </table:table-cell>
              <table:table-cell office:value-type="float" office:value="0.0006227">
                <text:p>0.0006227</text:p>
                <draw:g>
                  <svg:desc>Hoja1.D16:Hoja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06216">
                <text:p>0.0006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88">
                <text:p>0.4988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26">
                <text:p>0.67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">
                <text:p>0.7875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23">
                <text:p>0.8223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8539731">
                <text:p>0.898539731</text:p>
              </table:table-cell>
              <table:table-cell office:value-type="float" office:value="0.00358">
                <text:p>0.00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.8" chart:maximum="0.9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56cm" svg:height="13.706cm" xlink:href=".." xlink:type="simple" chart:class="chart:scatter" chart:style-name="ch1">
        <chart:title svg:x="10.529cm" svg:y="0.41cm" chart:style-name="ch2">
          <text:p>Q vs SR2</text:p>
        </chart:title>
        <chart:plot-area chart:style-name="ch3" table:cell-range-address="Hoja1.C118:Hoja1.D124 Hoja1.D117:Hoja1.D117" chart:data-source-has-labels="row" svg:x="0.682cm" svg:y="0.975cm" svg:width="22.329cm" svg:height="11.953cm">
          <chartooo:coordinate-region svg:x="1.594cm" svg:y="1.174cm" svg:width="21.085cm" svg:height="11.107cm"/>
          <chart:axis chart:dimension="x" chart:name="primary-x" chart:style-name="ch4">
            <chart:title svg:x="8.309cm" svg:y="13.146cm" chart:style-name="ch5">
              <text:p>Suma de los cuadrados de los residuales (SR2) </text:p>
            </chart:title>
          </chart:axis>
          <chart:axis chart:dimension="y" chart:name="primary-y" chart:style-name="ch6">
            <chart:title svg:x="0cm" svg:y="8.49cm" chart:style-name="ch7">
              <text:p>Razón de masas (Q)</text:p>
            </chart:title>
            <chart:grid chart:style-name="ch8" chart:class="major"/>
          </chart:axis>
          <chart:series chart:style-name="ch9" chart:values-cell-range-address="Hoja1.D118:Hoja1.D124" chart:label-cell-address="Hoja1.D117:Hoja1.D117" chart:class="chart:scatter">
            <chart:domain table:cell-range-address="Hoja1.C118:Hoja1.C12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R2</text:p>
                <draw:g>
                  <svg:desc>Hoja1.D117:Hoja1.D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23">
                <text:p>0.8223</text:p>
                <draw:g>
                  <svg:desc>Hoja1.C118:Hoja1.C124</svg:desc>
                </draw:g>
              </table:table-cell>
              <table:table-cell office:value-type="float" office:value="0.0172">
                <text:p>0.0172</text:p>
                <draw:g>
                  <svg:desc>Hoja1.D118:Hoja1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69">
                <text:p>0.846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77">
                <text:p>0.8777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57">
                <text:p>0.8857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8539731">
                <text:p>0.898539731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66">
                <text:p>0.9166</text:p>
              </table:table-cell>
              <table:table-cell office:value-type="float" office:value="0.3573">
                <text:p>0.3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5">
                <text:p>0.9245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0.005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56cm" svg:height="13.759cm" xlink:href=".." xlink:type="simple" chart:class="chart:scatter" chart:style-name="ch1">
        <chart:title svg:x="10.529cm" svg:y="0.411cm" chart:style-name="ch2">
          <text:p>Q vs SR2</text:p>
        </chart:title>
        <chart:plot-area chart:style-name="ch3" table:cell-range-address="Hoja1.C56:Hoja1.D71 Hoja1.D55:Hoja1.D55" chart:data-source-has-labels="row" svg:x="0.606cm" svg:y="1.187cm" svg:width="22.145cm" svg:height="12.021cm">
          <chartooo:coordinate-region svg:x="1.704cm" svg:y="1.231cm" svg:width="20.953cm" svg:height="11.33cm"/>
          <chart:axis chart:dimension="x" chart:name="primary-x" chart:style-name="ch4">
            <chart:title svg:x="8.181cm" svg:y="13.199cm" chart:style-name="ch5">
              <text:p>Suma de los cuadrados de los residuales (SR2)</text:p>
            </chart:title>
          </chart:axis>
          <chart:axis chart:dimension="y" chart:name="primary-y" chart:style-name="ch6">
            <chart:title svg:x="0cm" svg:y="8.736cm" chart:style-name="ch7">
              <text:p>Razón de masas (Q)</text:p>
            </chart:title>
            <chart:grid chart:style-name="ch8" chart:class="major"/>
          </chart:axis>
          <chart:series chart:style-name="ch9" chart:values-cell-range-address="Hoja1.D56:Hoja1.D71" chart:label-cell-address="Hoja1.D55:Hoja1.D55" chart:class="chart:scatter">
            <chart:domain table:cell-range-address="Hoja1.C56:Hoja1.C7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SR2</text:p>
                <draw:g>
                  <svg:desc>Hoja1.D55:Hoja1.D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57">
                <text:p>0.07057</text:p>
                <draw:g>
                  <svg:desc>Hoja1.C56:Hoja1.C71</svg:desc>
                </draw:g>
              </table:table-cell>
              <table:table-cell office:value-type="float" office:value="0.0006227">
                <text:p>0.0006227</text:p>
                <draw:g>
                  <svg:desc>Hoja1.D56:Hoja1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06216">
                <text:p>0.0006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4">
                <text:p>0.10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4">
                <text:p>0.20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39">
                <text:p>0.4339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88">
                <text:p>0.4988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26">
                <text:p>0.67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75">
                <text:p>0.7875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23">
                <text:p>0.8223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69">
                <text:p>0.846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77">
                <text:p>0.8777</text:p>
              </table:table-cell>
              <table:table-cell office:value-type="float" office:value="0.0071">
                <text:p>0.0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57">
                <text:p>0.8857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8539731">
                <text:p>0.898539731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66">
                <text:p>0.9166</text:p>
              </table:table-cell>
              <table:table-cell office:value-type="float" office:value="0.3573">
                <text:p>0.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45">
                <text:p>0.924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79">
                <text:p>0.9879</text:p>
              </table:table-cell>
              <table:table-cell office:value-type="float" office:value="0.0175">
                <text:p>0.0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